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t (ms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table:formula="of:=SIN([.B1])*2" office:value-type="float" office:value="0" calcext:value-type="float">
            <text:p>0</text:p>
          </table:table-cell>
          <table:table-cell table:formula="of:=SIN([.C1])*2" office:value-type="float" office:value="1.68294196961579" calcext:value-type="float">
            <text:p>1,68294196961579</text:p>
          </table:table-cell>
          <table:table-cell table:formula="of:=SIN([.D1])*2" office:value-type="float" office:value="1.81859485365136" calcext:value-type="float">
            <text:p>1,81859485365136</text:p>
          </table:table-cell>
          <table:table-cell table:formula="of:=SIN([.E1])*2" office:value-type="float" office:value="0.282240016119734" calcext:value-type="float">
            <text:p>0,282240016119734</text:p>
          </table:table-cell>
          <table:table-cell table:formula="of:=SIN([.F1])*2" office:value-type="float" office:value="-1.51360499061586" calcext:value-type="float">
            <text:p>-1,51360499061586</text:p>
          </table:table-cell>
          <table:table-cell table:formula="of:=SIN([.G1])*2" office:value-type="float" office:value="-1.91784854932628" calcext:value-type="float">
            <text:p>-1,91784854932628</text:p>
          </table:table-cell>
          <table:table-cell table:formula="of:=SIN([.H1])*2" office:value-type="float" office:value="-0.558830996397852" calcext:value-type="float">
            <text:p>-0,558830996397852</text:p>
          </table:table-cell>
          <table:table-cell table:formula="of:=SIN([.I1])*2" office:value-type="float" office:value="1.31397319743758" calcext:value-type="float">
            <text:p>1,31397319743758</text:p>
          </table:table-cell>
          <table:table-cell table:formula="of:=SIN([.J1])*2" office:value-type="float" office:value="1.97871649324676" calcext:value-type="float">
            <text:p>1,97871649324676</text:p>
          </table:table-cell>
          <table:table-cell table:formula="of:=SIN([.K1])*2" office:value-type="float" office:value="0.824236970483513" calcext:value-type="float">
            <text:p>0,824236970483513</text:p>
          </table:table-cell>
          <table:table-cell table:formula="of:=SIN([.L1])*2" office:value-type="float" office:value="-1.08804222177874" calcext:value-type="float">
            <text:p>-1,08804222177874</text:p>
          </table:table-cell>
          <table:table-cell table:formula="of:=SIN([.M1])*2" office:value-type="float" office:value="-1.99998041310141" calcext:value-type="float">
            <text:p>-1,99998041310141</text:p>
          </table:table-cell>
          <table:table-cell table:formula="of:=SIN([.N1])*2" office:value-type="float" office:value="-1.07314583600087" calcext:value-type="float">
            <text:p>-1,07314583600087</text:p>
          </table:table-cell>
          <table:table-cell table:formula="of:=SIN([.O1])*2" office:value-type="float" office:value="0.840334073653282" calcext:value-type="float">
            <text:p>0,840334073653282</text:p>
          </table:table-cell>
          <table:table-cell table:formula="of:=SIN([.P1])*2" office:value-type="float" office:value="1.98121471138974" calcext:value-type="float">
            <text:p>1,98121471138974</text:p>
          </table:table-cell>
          <table:table-cell table:formula="of:=SIN([.Q1])*2" office:value-type="float" office:value="1.30057568031423" calcext:value-type="float">
            <text:p>1,30057568031423</text:p>
          </table:table-cell>
          <table:table-cell table:formula="of:=SIN([.R1])*2" office:value-type="float" office:value="-0.575806633330131" calcext:value-type="float">
            <text:p>-0,575806633330131</text:p>
          </table:table-cell>
          <table:table-cell table:formula="of:=SIN([.S1])*2" office:value-type="float" office:value="-1.92279498375911" calcext:value-type="float">
            <text:p>-1,92279498375911</text:p>
          </table:table-cell>
          <table:table-cell table:formula="of:=SIN([.T1])*2" office:value-type="float" office:value="-1.50197449354335" calcext:value-type="float">
            <text:p>-1,50197449354335</text:p>
          </table:table-cell>
          <table:table-cell table:formula="of:=SIN([.U1])*2" office:value-type="float" office:value="0.299754419325905" calcext:value-type="float">
            <text:p>0,299754419325905</text:p>
          </table:table-cell>
          <table:table-cell table:formula="of:=SIN([.V1])*2" office:value-type="float" office:value="1.82589050145526" calcext:value-type="float">
            <text:p>1,82589050145526</text:p>
          </table:table-cell>
        </table:table-row>
        <table:table-row table:style-name="ro1">
          <table:table-cell office:value-type="string" calcext:value-type="string">
            <text:p>u21c</text:p>
          </table:table-cell>
          <table:table-cell table:formula="of:=1.34*EXP(-[.B1]/0.00001*100)" office:value-type="float" office:value="1.34" calcext:value-type="float">
            <text:p>1,34</text:p>
          </table:table-cell>
          <table:table-cell table:formula="of:=1.34*EXP((-[.C1])/(100*0.00001))" office:value-type="float" office:value="0" calcext:value-type="float">
            <text:p>0</text:p>
          </table:table-cell>
          <table:table-cell table:formula="of:=1.34*EXP((-[.D1])/(100*0.00001))" office:value-type="float" office:value="0" calcext:value-type="float">
            <text:p>0</text:p>
          </table:table-cell>
          <table:table-cell table:formula="of:=1.34*EXP((-[.E1])/(100*0.00001))" office:value-type="float" office:value="0" calcext:value-type="float">
            <text:p>0</text:p>
          </table:table-cell>
          <table:table-cell table:formula="of:=1.34*EXP((-[.F1])/(100*0.00001))" office:value-type="float" office:value="0" calcext:value-type="float">
            <text:p>0</text:p>
          </table:table-cell>
          <table:table-cell table:formula="of:=1.34*EXP((-[.G1])/(100*0.00001))" office:value-type="float" office:value="0" calcext:value-type="float">
            <text:p>0</text:p>
          </table:table-cell>
          <table:table-cell table:formula="of:=1.34*EXP((-[.H1])/(100*0.00001))" office:value-type="float" office:value="0" calcext:value-type="float">
            <text:p>0</text:p>
          </table:table-cell>
          <table:table-cell table:formula="of:=1.34*EXP((-[.I1])/(100*0.00001))" office:value-type="float" office:value="0" calcext:value-type="float">
            <text:p>0</text:p>
          </table:table-cell>
          <table:table-cell table:formula="of:=1.34*EXP((-[.J1])/(100*0.00001))" office:value-type="float" office:value="0" calcext:value-type="float">
            <text:p>0</text:p>
          </table:table-cell>
          <table:table-cell table:formula="of:=1.34*EXP((-[.K1])/(100*0.00001))" office:value-type="float" office:value="0" calcext:value-type="float">
            <text:p>0</text:p>
          </table:table-cell>
          <table:table-cell table:formula="of:=1.34*EXP((-[.L1])/(100*0.00001))" office:value-type="float" office:value="0" calcext:value-type="float">
            <text:p>0</text:p>
          </table:table-cell>
          <table:table-cell table:formula="of:=1.34*EXP((-[.M1])/(100*0.00001))" office:value-type="float" office:value="0" calcext:value-type="float">
            <text:p>0</text:p>
          </table:table-cell>
          <table:table-cell table:formula="of:=1.34*EXP((-[.N1])/(100*0.00001))" office:value-type="float" office:value="0" calcext:value-type="float">
            <text:p>0</text:p>
          </table:table-cell>
          <table:table-cell table:formula="of:=1.34*EXP((-[.O1])/(100*0.00001))" office:value-type="float" office:value="0" calcext:value-type="float">
            <text:p>0</text:p>
          </table:table-cell>
          <table:table-cell table:formula="of:=1.34*EXP((-[.P1])/(100*0.00001))" office:value-type="float" office:value="0" calcext:value-type="float">
            <text:p>0</text:p>
          </table:table-cell>
          <table:table-cell table:formula="of:=1.34*EXP((-[.Q1])/(100*0.00001))" office:value-type="float" office:value="0" calcext:value-type="float">
            <text:p>0</text:p>
          </table:table-cell>
          <table:table-cell table:formula="of:=1.34*EXP((-[.R1])/(100*0.00001))" office:value-type="float" office:value="0" calcext:value-type="float">
            <text:p>0</text:p>
          </table:table-cell>
          <table:table-cell table:formula="of:=1.34*EXP((-[.S1])/(100*0.00001))" office:value-type="float" office:value="0" calcext:value-type="float">
            <text:p>0</text:p>
          </table:table-cell>
          <table:table-cell table:formula="of:=1.34*EXP((-[.T1])/(100*0.00001))" office:value-type="float" office:value="0" calcext:value-type="float">
            <text:p>0</text:p>
          </table:table-cell>
          <table:table-cell table:formula="of:=1.34*EXP((-[.U1])/(100*0.00001))" office:value-type="float" office:value="0" calcext:value-type="float">
            <text:p>0</text:p>
          </table:table-cell>
          <table:table-cell table:formula="of:=1.34*EXP((-[.V1])/(100*0.00001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22c</text:p>
          </table:table-cell>
          <table:table-cell table:formula="of:=0.78*EXP(-[.B1]*(100*0.00001)^-1)" office:value-type="float" office:value="0.78" calcext:value-type="float">
            <text:p>0,78</text:p>
          </table:table-cell>
          <table:table-cell table:formula="of:=0.78*EXP(-[.C1]*(100*0.00001)^-1)" office:value-type="float" office:value="0" calcext:value-type="float">
            <text:p>0</text:p>
          </table:table-cell>
          <table:table-cell table:formula="of:=0.78*EXP(-[.D1]*(100*0.00001)^-1)" office:value-type="float" office:value="0" calcext:value-type="float">
            <text:p>0</text:p>
          </table:table-cell>
          <table:table-cell table:formula="of:=0.78*EXP(-[.E1]*(100*0.00001)^-1)" office:value-type="float" office:value="0" calcext:value-type="float">
            <text:p>0</text:p>
          </table:table-cell>
          <table:table-cell table:formula="of:=0.78*EXP(-[.F1]*(100*0.00001)^-1)" office:value-type="float" office:value="0" calcext:value-type="float">
            <text:p>0</text:p>
          </table:table-cell>
          <table:table-cell table:formula="of:=0.78*EXP(-[.G1]*(100*0.00001)^-1)" office:value-type="float" office:value="0" calcext:value-type="float">
            <text:p>0</text:p>
          </table:table-cell>
          <table:table-cell table:formula="of:=0.78*EXP(-[.H1]*(100*0.00001)^-1)" office:value-type="float" office:value="0" calcext:value-type="float">
            <text:p>0</text:p>
          </table:table-cell>
          <table:table-cell table:formula="of:=0.78*EXP(-[.I1]*(100*0.00001)^-1)" office:value-type="float" office:value="0" calcext:value-type="float">
            <text:p>0</text:p>
          </table:table-cell>
          <table:table-cell table:formula="of:=0.78*EXP(-[.J1]*(100*0.00001)^-1)" office:value-type="float" office:value="0" calcext:value-type="float">
            <text:p>0</text:p>
          </table:table-cell>
          <table:table-cell table:formula="of:=0.78*EXP(-[.K1]*(100*0.00001)^-1)" office:value-type="float" office:value="0" calcext:value-type="float">
            <text:p>0</text:p>
          </table:table-cell>
          <table:table-cell table:formula="of:=0.78*EXP(-[.L1]*(100*0.00001)^-1)" office:value-type="float" office:value="0" calcext:value-type="float">
            <text:p>0</text:p>
          </table:table-cell>
          <table:table-cell table:formula="of:=0.78*EXP(-[.M1]*(100*0.00001)^-1)" office:value-type="float" office:value="0" calcext:value-type="float">
            <text:p>0</text:p>
          </table:table-cell>
          <table:table-cell table:formula="of:=0.78*EXP(-[.N1]*(100*0.00001)^-1)" office:value-type="float" office:value="0" calcext:value-type="float">
            <text:p>0</text:p>
          </table:table-cell>
          <table:table-cell table:formula="of:=0.78*EXP(-[.O1]*(100*0.00001)^-1)" office:value-type="float" office:value="0" calcext:value-type="float">
            <text:p>0</text:p>
          </table:table-cell>
          <table:table-cell table:formula="of:=0.78*EXP(-[.P1]*(100*0.00001)^-1)" office:value-type="float" office:value="0" calcext:value-type="float">
            <text:p>0</text:p>
          </table:table-cell>
          <table:table-cell table:formula="of:=0.78*EXP(-[.Q1]*(100*0.00001)^-1)" office:value-type="float" office:value="0" calcext:value-type="float">
            <text:p>0</text:p>
          </table:table-cell>
          <table:table-cell table:formula="of:=0.78*EXP(-[.R1]*(100*0.00001)^-1)" office:value-type="float" office:value="0" calcext:value-type="float">
            <text:p>0</text:p>
          </table:table-cell>
          <table:table-cell table:formula="of:=0.78*EXP(-[.S1]*(100*0.00001)^-1)" office:value-type="float" office:value="0" calcext:value-type="float">
            <text:p>0</text:p>
          </table:table-cell>
          <table:table-cell table:formula="of:=0.78*EXP(-[.T1]*(100*0.00001)^-1)" office:value-type="float" office:value="0" calcext:value-type="float">
            <text:p>0</text:p>
          </table:table-cell>
          <table:table-cell table:formula="of:=0.78*EXP(-[.U1]*(100*0.00001)^-1)" office:value-type="float" office:value="0" calcext:value-type="float">
            <text:p>0</text:p>
          </table:table-cell>
          <table:table-cell table:formula="of:=0.78*EXP(-[.V1]*(100*0.00001)^-1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C</text:p>
          </table:table-cell>
          <table:table-cell table:formula="of:=10*10^-6" office:value-type="float" office:value="0.00001" calcext:value-type="float">
            <text:p>0,000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1cmax</text:p>
          </table:table-cell>
          <table:table-cell office:value-type="float" office:value="1.34" calcext:value-type="float">
            <text:p>1,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2cmax</text:p>
          </table:table-cell>
          <table:table-cell office:value-type="float" office:value="0.78" calcext:value-type="float">
            <text:p>0,78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5">00.00.0000</text:date>, <text:time style:data-style-name="N2" text:time-value="18:05:05.030063157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6:19:58.737636975</meta:creation-date>
    <dc:date>2024-06-05T18:17:06.119786790</dc:date>
    <meta:editing-duration>PT3H53M39S</meta:editing-duration>
    <meta:editing-cycles>5</meta:editing-cycles>
    <meta:generator>LibreOffice/24.2.3.2$Linux_X86_64 LibreOffice_project/420$Build-2</meta:generator>
    <meta:document-statistic meta:table-count="1" meta:cell-count="96" meta:object-count="0"/>
  </office:meta>
</office:document-meta>
</file>